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, Helvetica, sans-serif"/>
    <style:font-face style:name="Arial2" svg:font-family="Arial, Verdana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3cm" fo:margin-left="0cm" fo:margin-right="-0.012cm" table:align="margins"/>
    </style:style>
    <style:style style:name="Taula2.A" style:family="table-column">
      <style:table-column-properties style:column-width="10.927cm" style:rel-column-width="42093*"/>
    </style:style>
    <style:style style:name="Taula2.B" style:family="table-column">
      <style:table-column-properties style:column-width="1.879cm" style:rel-column-width="7236*"/>
    </style:style>
    <style:style style:name="Taula2.C" style:family="table-column">
      <style:table-column-properties style:column-width="1.931cm" style:rel-column-width="7440*"/>
    </style:style>
    <style:style style:name="Taula2.D" style:family="table-column">
      <style:table-column-properties style:column-width="2.275cm" style:rel-column-width="8766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D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 style:data-style-name="N104">
      <style:table-cell-properties fo:padding="0.097cm" fo:border-left="0.002cm solid #000000" fo:border-right="none" fo:border-top="none" fo:border-bottom="0.002cm solid #000000"/>
    </style:style>
    <style:style style:name="Tau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D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013cm" fo:margin-left="0cm" fo:margin-right="-0.012cm" table:align="margins"/>
    </style:style>
    <style:style style:name="Taula3.A" style:family="table-column">
      <style:table-column-properties style:column-width="10.927cm" style:rel-column-width="42093*"/>
    </style:style>
    <style:style style:name="Taula3.B" style:family="table-column">
      <style:table-column-properties style:column-width="1.879cm" style:rel-column-width="7236*"/>
    </style:style>
    <style:style style:name="Taula3.C" style:family="table-column">
      <style:table-column-properties style:column-width="1.931cm" style:rel-column-width="7440*"/>
    </style:style>
    <style:style style:name="Taula3.D" style:family="table-column">
      <style:table-column-properties style:column-width="2.275cm" style:rel-column-width="8766*"/>
    </style:style>
    <style:style style:name="Taula3.1" style:family="table-row">
      <style:table-row-properties style:min-row-height="0.609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 style:data-style-name="N104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a3.D1" style:family="table-cell" style:data-style-name="N104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0.927cm" style:rel-column-width="42093*"/>
    </style:style>
    <style:style style:name="Taula4.B" style:family="table-column">
      <style:table-column-properties style:column-width="1.879cm" style:rel-column-width="7236*"/>
    </style:style>
    <style:style style:name="Taula4.C" style:family="table-column">
      <style:table-column-properties style:column-width="1.931cm" style:rel-column-width="7440*"/>
    </style:style>
    <style:style style:name="Taula4.D" style:family="table-column">
      <style:table-column-properties style:column-width="2.275cm" style:rel-column-width="8766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D1" style:family="table-cell">
      <style:table-cell-properties fo:padding="0.097cm" fo:border="0.002cm solid #000000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 style:data-style-name="N104">
      <style:table-cell-properties fo:padding="0.097cm" fo:border-left="0.002cm solid #000000" fo:border-right="none" fo:border-top="none" fo:border-bottom="0.002cm solid #000000"/>
    </style:style>
    <style:style style:name="Tau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4.D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ula4.3" style:family="table-row">
      <style:table-row-properties style:min-row-height="3.022cm"/>
    </style:style>
    <style:style style:name="Taula4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u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0000ff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ff" style:font-name="Arial" fo:font-size="10pt" style:font-size-asian="10pt" style:font-size-complex="10pt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ff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8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20" style:family="paragraph" style:parent-style-name="Table_20_Contents" style:list-style-name="L1">
      <style:text-properties style:font-name="Arial" fo:font-size="10pt" style:font-size-asian="10pt" style:font-size-complex="10pt"/>
    </style:style>
    <style:style style:name="P21" style:family="paragraph" style:parent-style-name="Table_20_Contents">
      <style:text-properties fo:color="#0000ff" style:font-name="Arial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23" style:family="paragraph" style:parent-style-name="Table_20_Contents" style:list-style-name="L2">
      <style:text-properties fo:color="#0000ff" style:font-name="Arial" fo:font-size="9.80000019073486pt" style:font-size-asian="9.80000019073486pt" style:font-size-complex="9.80000019073486pt"/>
    </style:style>
    <style:style style:name="P24" style:family="paragraph" style:parent-style-name="Table_20_Contents" style:list-style-name="L2">
      <style:paragraph-properties fo:line-height="100%"/>
      <style:text-properties fo:color="#0000ff" style:font-name="Arial" fo:font-size="9.80000019073486pt" style:font-size-asian="9.80000019073486pt" style:font-size-complex="9.80000019073486pt"/>
    </style:style>
    <style:style style:name="P25" style:family="paragraph" style:parent-style-name="Table_20_Contents" style:list-style-name="L3">
      <style:paragraph-properties fo:line-height="100%"/>
      <style:text-properties fo:color="#0000ff" style:font-name="Arial" fo:font-size="9.80000019073486pt" style:font-size-asian="9.80000019073486pt" style:font-size-complex="9.80000019073486pt"/>
    </style:style>
    <style:style style:name="P26" style:family="paragraph" style:parent-style-name="Table_20_Contents" style:list-style-name="L4">
      <style:text-properties fo:color="#0000ff" style:font-name="Arial" fo:font-size="10pt" style:font-size-asian="10pt" style:font-size-complex="10pt"/>
    </style:style>
    <style:style style:name="P27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style:font-name="Arial" fo:letter-spacing="normal" fo:font-style="normal" fo:font-weight="normal"/>
    </style:style>
    <style:style style:name="T3" style:family="text">
      <style:text-properties fo:font-variant="normal" fo:text-transform="none" fo:color="#f66013" style:font-name="Arial3" fo:font-size="15pt" fo:letter-spacing="normal" fo:font-style="normal" fo:font-weight="bold"/>
    </style:style>
    <style:style style:name="T4" style:family="text">
      <style:text-properties fo:font-variant="normal" fo:text-transform="none" fo:color="#f66013" style:text-line-through-style="none" style:font-name="Arial3" fo:font-size="9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f66013" style:text-line-through-style="none" style:font-name="Arial3" fo:font-size="10pt" fo:letter-spacing="normal" fo:font-style="normal" style:text-underline-style="none" fo:font-weight="bold" style:text-blinking="false" style:font-size-asian="10pt" style:font-size-complex="10pt"/>
    </style:style>
    <style:style style:name="T6" style:family="text">
      <style:text-properties fo:font-variant="normal" fo:text-transform="none" fo:color="#f66013" style:text-line-through-style="none" style:font-name="Arial" fo:font-size="10pt" fo:letter-spacing="normal" fo:font-style="normal" style:text-underline-style="none" fo:font-weight="bold" style:text-blinking="false" style:font-size-asian="10pt" style:font-size-complex="10pt"/>
    </style:style>
    <style:style style:name="T7" style:family="text">
      <style:text-properties fo:font-variant="normal" fo:text-transform="none" fo:color="#f66013" style:text-line-through-style="none" style:font-name="Arial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f66013" style:text-line-through-styl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80" style:font-name="Arial3" fo:font-size="15pt" fo:letter-spacing="normal" fo:font-style="normal" fo:font-weight="bold"/>
    </style:style>
    <style:style style:name="T10" style:family="text">
      <style:text-properties fo:font-variant="normal" fo:text-transform="none" fo:color="#000080" style:font-name="Arial3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000080" style:font-name="Arial" fo:font-size="10pt" fo:letter-spacing="normal" fo:font-style="normal" fo:font-weight="bold" style:font-size-asian="10pt" style:font-size-complex="10pt"/>
    </style:style>
    <style:style style:name="T12" style:family="text">
      <style:text-properties fo:font-variant="normal" fo:text-transform="none" style:font-name="Arial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font-size="10pt" fo:letter-spacing="normal" fo:font-style="normal" fo:font-weight="bold" style:font-size-asian="10pt" style:font-size-complex="10pt"/>
    </style:style>
    <style:style style:name="T14" style:family="text">
      <style:text-properties fo:font-variant="normal" fo:text-transform="none" fo:letter-spacing="normal" fo:font-style="normal" fo:font-weight="bold"/>
    </style:style>
    <style:style style:name="T1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style:text-line-through-styl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18" style:family="text">
      <style:text-properties fo:font-variant="normal" fo:text-transform="none" fo:color="#0000ff" style:text-line-through-styl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19" style:family="text">
      <style:text-properties style:font-name="Arial" fo:font-size="10pt" style:font-size-asian="10pt" style:font-size-complex="10pt"/>
    </style:style>
    <style:style style:name="T20" style:family="text">
      <style:text-properties fo:font-size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T24" style:family="text">
      <style:text-properties fo:color="#0000ff"/>
    </style:style>
    <style:style style:name="T25" style:family="text">
      <style:text-properties fo:color="#0000ff" style:font-name="Arial" fo:font-size="10pt" style:font-size-asian="10pt" style:font-size-complex="10pt"/>
    </style:style>
    <style:style style:name="T26" style:family="text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00ff" style:font-name="Arial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80"/>
    </style:style>
    <style:style style:name="T29" style:family="text">
      <style:text-properties fo:color="#000080" fo:font-size="10pt" style:font-size-asian="10pt" style:font-size-complex="10pt"/>
    </style:style>
    <style:style style:name="T30" style:family="text">
      <style:text-properties fo:color="#000080" style:font-name="Arial" fo:font-size="10pt" style:font-size-asian="10pt" style:font-size-complex="10pt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er">Apartat C – Pressupost v2_2</text:p>
      <text:p text:style-name="P9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10">Descripció</text:p>
          </table:table-cell>
          <table:table-cell table:style-name="Taula2.A1" office:value-type="string">
            <text:p text:style-name="P11">Preu/U</text:p>
          </table:table-cell>
          <table:table-cell table:style-name="Taula2.A1" office:value-type="string">
            <text:p text:style-name="P11">Unitats</text:p>
          </table:table-cell>
          <table:table-cell table:style-name="Taula2.D1" office:value-type="string">
            <text:p text:style-name="P11">Preu Total</text:p>
          </table:table-cell>
        </table:table-row>
        <table:table-row>
          <table:table-cell table:style-name="Taula2.A2" office:value-type="string">
            <text:p text:style-name="P12">Allotjament Web * 1 any</text:p>
          </table:table-cell>
          <table:table-cell table:style-name="Taula2.B2" office:value-type="currency" office:currency="EUR" office:value="100">
            <text:p text:style-name="P13">100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100">
            <text:p text:style-name="P13">100,00 €</text:p>
          </table:table-cell>
        </table:table-row>
        <table:table-row>
          <table:table-cell table:style-name="Taula2.A2" office:value-type="string">
            <text:p text:style-name="P12">Domini: xinxat.com * 1any</text:p>
          </table:table-cell>
          <table:table-cell table:style-name="Taula2.B2" office:value-type="currency" office:currency="EUR" office:value="9">
            <text:p text:style-name="P13">9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9">
            <text:p text:style-name="P13">9,00 €</text:p>
          </table:table-cell>
        </table:table-row>
      </table:table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17"><text:span text:style-name="Strong_20_Emphasis"><text:span text:style-name="T1">Samsung Galaxy Ace S5830</text:span></text:span><text:span text:style-name="T19"> </text:span></text:p>
          </table:table-cell>
          <table:table-cell table:style-name="Taula3.B1" office:value-type="currency" office:currency="EUR" office:value="279">
            <text:p text:style-name="P13">279,00 €</text:p>
          </table:table-cell>
          <table:table-cell table:style-name="Taula3.C1" office:value-type="float" office:value="1">
            <text:p text:style-name="P13">1</text:p>
          </table:table-cell>
          <table:table-cell table:style-name="Taula3.D1" office:value-type="currency" office:currency="EUR" office:value="279">
            <text:p text:style-name="P13">279,00 €</text:p>
          </table:table-cell>
        </table:table-row>
      </table:table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P12">Hores:</text:p>
            <text:list xml:id="list42485077" text:style-name="L1">
              <text:list-item>
                <text:p text:style-name="P20">195h Programació </text:p>
              </text:list-item>
              <text:list-item>
                <text:p text:style-name="P20">45h Disseny </text:p>
              </text:list-item>
              <text:list-item>
                <text:p text:style-name="P20">36h Planificació i Documentació</text:p>
              </text:list-item>
            </text:list>
          </table:table-cell>
          <table:table-cell table:style-name="Taula4.A1" office:value-type="string">
            <text:p text:style-name="P13"/>
            <text:p text:style-name="P13">15,00€</text:p>
            <text:p text:style-name="P13">10,00€</text:p>
            <text:p text:style-name="P13">8,00€</text:p>
          </table:table-cell>
          <table:table-cell table:style-name="Taula4.A1" office:value-type="string">
            <text:p text:style-name="P13"/>
            <text:p text:style-name="P13">195</text:p>
            <text:p text:style-name="P13">45</text:p>
            <text:p text:style-name="P13">36</text:p>
          </table:table-cell>
          <table:table-cell table:style-name="Taula4.D1" office:value-type="string">
            <text:p text:style-name="P13"/>
            <text:p text:style-name="P13">2925,00€</text:p>
            <text:p text:style-name="P13">450,00€</text:p>
            <text:p text:style-name="P13">288,00€</text:p>
          </table:table-cell>
        </table:table-row>
        <table:table-row>
          <table:table-cell table:style-name="Taula4.A2" office:value-type="string">
            <text:p text:style-name="P12">Manteniment*</text:p>
          </table:table-cell>
          <table:table-cell table:style-name="Taula4.B2" office:value-type="currency" office:currency="EUR" office:value="30">
            <text:p text:style-name="P13">30,00 €</text:p>
          </table:table-cell>
          <table:table-cell table:style-name="Taula4.C2" office:value-type="float" office:value="0">
            <text:p text:style-name="P13">0</text:p>
          </table:table-cell>
          <table:table-cell table:style-name="Taula4.D2" office:value-type="currency" office:currency="EUR" office:value="0">
            <text:p text:style-name="P13">0,00 €</text:p>
          </table:table-cell>
        </table:table-row>
        <table:table-row table:style-name="Taula4.3">
          <table:table-cell table:style-name="Taula4.A3" office:value-type="string">
            <text:p text:style-name="P21">Software:</text:p>
            <text:list xml:id="list42490080" text:style-name="L2">
              <text:list-item>
                <text:p text:style-name="P23">Java IDE: IntelliJ IDEA 10.5</text:p>
              </text:list-item>
              <text:list-item>
                <text:p text:style-name="P24">Suite Ofimàtica: Microsoft Office 2010</text:p>
              </text:list-item>
            </text:list>
            <text:list xml:id="list42494134" text:style-name="L3">
              <text:list-item>
                <text:p text:style-name="P25">Compressor d'arxius: WinRAR</text:p>
              </text:list-item>
              <text:list-item>
                <text:p text:style-name="P25">Editor de codi web: Adobe Photoshop CS5</text:p>
              </text:list-item>
              <text:list-item>
                <text:p text:style-name="P25">Kit de desenvolupament: SDK Manager Android</text:p>
              </text:list-item>
              <text:list-item>
                <text:p text:style-name="P25">Editor d'imatges: Adobe Dreamweaver CS 5.5</text:p>
              </text:list-item>
              <text:list-item>
                <text:p text:style-name="P25">Sistema Operatiu: 3x Microsoft Windows 7</text:p>
              </text:list-item>
            </text:list>
          </table:table-cell>
          <table:table-cell table:style-name="Taula4.A2" office:value-type="string">
            <text:p text:style-name="P15"/>
            <text:p text:style-name="P15">414,71€</text:p>
            <text:p text:style-name="P15">118,00€</text:p>
            <text:p text:style-name="P15">35,34€</text:p>
            <text:p text:style-name="P15">792,35€</text:p>
            <text:p text:style-name="P15">0,00€</text:p>
            <text:p text:style-name="P16">516,35</text:p>
            <text:p text:style-name="P15"><text:span text:style-name="T2">199,99</text:span> </text:p>
          </table:table-cell>
          <table:table-cell table:style-name="Taula4.A2" office:value-type="string">
            <text:p text:style-name="P15"/>
            <text:p text:style-name="P15">0,3</text:p>
            <text:p text:style-name="P15">0,3</text:p>
            <text:p text:style-name="P15">0,3</text:p>
            <text:p text:style-name="P15">0,3</text:p>
            <text:p text:style-name="P15">1</text:p>
            <text:p text:style-name="P15">0,3</text:p>
            <text:p text:style-name="P15">1</text:p>
          </table:table-cell>
          <table:table-cell table:style-name="Taula4.D3" office:value-type="string">
            <text:p text:style-name="P15"/>
            <text:p text:style-name="P15">124,25€</text:p>
            <text:p text:style-name="P15">39,34€</text:p>
            <text:p text:style-name="P15">10,60€</text:p>
            <text:p text:style-name="P15">237,70€</text:p>
            <text:p text:style-name="P15">0,00€</text:p>
            <text:p text:style-name="P15">154,90€</text:p>
            <text:p text:style-name="P15">199,99</text:p>
          </table:table-cell>
        </table:table-row>
        <table:table-row>
          <table:table-cell table:style-name="Taula4.A2" office:value-type="string">
            <text:p text:style-name="Table_20_Contents"><text:span text:style-name="T25">Hardware*:</text:span></text:p>
            <text:list xml:id="list42492802" text:style-name="L4">
              <text:list-item>
                <text:p text:style-name="P26">2 PC's Sobretaula</text:p>
                <text:p text:style-name="P26">(HP 500B E3400/2GB/320GB + Monitor 19”)</text:p>
              </text:list-item>
              <text:list-item>
                <text:p text:style-name="P26">1 Portàtil</text:p>
                <text:p text:style-name="P26">(<text:span text:style-name="T15">Asus K53E Core i3-2310M/4GB/500GB/15.6"</text:span>)</text:p>
              </text:list-item>
            </text:list>
          </table:table-cell>
          <table:table-cell table:style-name="Taula4.A2" office:value-type="string">
            <text:p text:style-name="P14"/>
            <text:p text:style-name="P14"/>
            <text:p text:style-name="P14">311,00€</text:p>
            <text:p text:style-name="P14"/>
            <text:p text:style-name="P14">424,00€</text:p>
          </table:table-cell>
          <table:table-cell table:style-name="Taula4.A2" office:value-type="string">
            <text:p text:style-name="P14"/>
            <text:p text:style-name="P14"/>
            <text:p text:style-name="P14">0,3</text:p>
            <text:p text:style-name="P14">0,3</text:p>
          </table:table-cell>
          <table:table-cell table:style-name="Taula4.D3" office:value-type="string">
            <text:p text:style-name="P14"/>
            <text:p text:style-name="P14"/>
            <text:p text:style-name="P14">93,3</text:p>
            <text:p text:style-name="P14">127,20€</text:p>
          </table:table-cell>
        </table:table-row>
        <table:table-row>
          <table:table-cell table:style-name="Taula4.A2" office:value-type="string">
            <text:p text:style-name="P10">Total:</text:p>
          </table:table-cell>
          <table:table-cell table:style-name="Taula4.A2" office:value-type="string">
            <text:p text:style-name="P13"/>
          </table:table-cell>
          <table:table-cell table:style-name="Taula4.A2" office:value-type="string">
            <text:p text:style-name="P13"/>
          </table:table-cell>
          <table:table-cell table:style-name="Taula4.D2" office:value-type="currency" office:currency="EUR" office:value="5038.28">
            <text:p text:style-name="P14">5.038,28 €</text:p>
          </table:table-cell>
        </table:table-row>
      </table:table>
      <text:p text:style-name="P4"/>
      <text:p text:style-name="Text_20_body">* El manteniment és opcional, els primers 3 mesos s'ofereix gratuïtament, si es vol adquirir passats aquest 3 mesos s'ha de abonar 30,00€/trimestralment.</text:p>
      <text:p text:style-name="P2">*El hardware necessari per desenvolupar el projecte, només és cobrara la part proporcional a aquest igual que amb els programes necessaris per el desenvolupament del projecte. </text:p>
      <text:p text:style-name="Text_20_body"/>
      <text:p text:style-name="Text_20_body"/>
      <text:h text:style-name="P27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5">Data</text:p>
          </table:table-cell>
          <table:table-cell table:style-name="Taula5.A1" office:value-type="string">
            <text:p text:style-name="P5">Modificat per:</text:p>
          </table:table-cell>
          <table:table-cell table:style-name="Taula5.C1" office:value-type="string">
            <text:p text:style-name="P5">Modificacions</text:p>
          </table:table-cell>
        </table:table-row>
        <table:table-row>
          <table:table-cell table:style-name="Taula5.A2" office:value-type="date" office:date-value="2011-09-25">
            <text:p text:style-name="P8">25/09/11</text:p>
          </table:table-cell>
          <table:table-cell table:style-name="Taula5.B2" office:value-type="string">
            <text:p text:style-name="P8">Isaac Gangolells</text:p>
          </table:table-cell>
          <table:table-cell table:style-name="Taula5.C2" office:value-type="string">
            <text:p text:style-name="P6">Edició inicial.</text:p>
          </table:table-cell>
        </table:table-row>
        <table:table-row>
          <table:table-cell table:style-name="Taula5.A2" office:value-type="date" office:date-value="2011-10-09">
            <text:p text:style-name="P6">09/10/11</text:p>
          </table:table-cell>
          <table:table-cell table:style-name="Taula5.B2" office:value-type="string">
            <text:p text:style-name="P7">Isaac Gangolells</text:p>
          </table:table-cell>
          <table:table-cell table:style-name="Taula5.C2" office:value-type="string">
            <text:p text:style-name="P6">Divisió del document en 2 versions</text:p>
          </table:table-cell>
        </table:table-row>
        <table:table-row>
          <table:table-cell table:style-name="Taula5.A2" office:value-type="date" office:date-value="2011-10-09">
            <text:p text:style-name="P6">09/10/11</text:p>
          </table:table-cell>
          <table:table-cell table:style-name="Taula5.B2" office:value-type="string">
            <text:p text:style-name="P7">Isaac Gangolells </text:p>
          </table:table-cell>
          <table:table-cell table:style-name="Taula5.C2" office:value-type="string">
            <text:p text:style-name="P6">Inclusió de Hardware i Software</text:p>
          </table:table-cell>
        </table:table-row>
        <table:table-row>
          <table:table-cell table:style-name="Taula5.A2" office:value-type="date" office:date-value="2011-10-11">
            <text:p text:style-name="P6">11/10/11</text:p>
          </table:table-cell>
          <table:table-cell table:style-name="Taula5.B2" office:value-type="string">
            <text:p text:style-name="P7">Isaac Gangolells</text:p>
          </table:table-cell>
          <table:table-cell table:style-name="Taula5.C2" office:value-type="string">
            <text:p text:style-name="P6">Modificacions vari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, Helvetica, sans-serif"/>
    <style:font-face style:name="Arial2" svg:font-family="Arial, Verdana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ressupo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0-11T23:11:58.38</dc:date>
    <meta:editing-duration>PT01H41M25S</meta:editing-duration>
    <meta:editing-cycles>19</meta:editing-cycles>
    <meta:generator>OpenOffice.org/3.2$Win32 OpenOffice.org_project/320m12$Build-9483</meta:generator>
    <meta:document-statistic meta:table-count="4" meta:image-count="0" meta:object-count="0" meta:page-count="2" meta:paragraph-count="95" meta:word-count="248" meta:character-count="1471"/>
  </office:meta>
</office:document-meta>
</file>